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81cm" svg:stroke-color="#111111" draw:marker-start-width="0.321cm" draw:marker-end-width="0.321cm" draw:fill-color="#f10d0c" draw:textarea-horizontal-align="justify" draw:textarea-vertical-align="middle" draw:auto-grow-height="false" fo:min-height="2.22cm" fo:min-width="1.976cm" fo:padding-top="0.165cm" fo:padding-bottom="0.165cm" fo:padding-left="0.29cm" fo:padding-right="0.29cm"/>
    </style:style>
    <style:style style:name="gr2" style:family="graphic" style:parent-style-name="standard">
      <style:graphic-properties svg:stroke-width="0.081cm" svg:stroke-color="#111111" draw:marker-start-width="0.321cm" draw:marker-end-width="0.321cm" draw:fill-color="#729fcf" draw:textarea-horizontal-align="justify" draw:textarea-vertical-align="middle" draw:auto-grow-height="false" fo:min-height="2.22cm" fo:min-width="1.976cm" fo:padding-top="0.165cm" fo:padding-bottom="0.165cm" fo:padding-left="0.29cm" fo:padding-right="0.29cm"/>
    </style:style>
    <style:style style:name="gr3" style:family="graphic" style:parent-style-name="standard">
      <style:graphic-properties svg:stroke-width="0.081cm" svg:stroke-color="#111111" draw:marker-start-width="0.321cm" draw:marker-end-width="0.321cm" draw:fill-color="#00a933" draw:textarea-horizontal-align="justify" draw:textarea-vertical-align="middle" draw:auto-grow-height="false" fo:min-height="2.22cm" fo:min-width="1.976cm" fo:padding-top="0.165cm" fo:padding-bottom="0.165cm" fo:padding-left="0.29cm" fo:padding-right="0.29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4.189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7.762cm"/>
    </style:style>
    <style:style style:name="gr6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-color="#f10d0c"/>
      <style:paragraph-properties fo:text-align="center"/>
      <style:text-properties fo:font-size="32pt" style:font-size-asian="32pt" style:font-size-complex="32pt"/>
    </style:style>
    <style:style style:name="P3" style:family="paragraph">
      <loext:graphic-properties draw:fill-color="#729fcf"/>
      <style:paragraph-properties fo:text-align="center"/>
      <style:text-properties fo:font-size="32pt" style:font-size-asian="32pt" style:font-size-complex="32pt"/>
    </style:style>
    <style:style style:name="P4" style:family="paragraph">
      <loext:graphic-properties draw:fill-color="#00a933"/>
      <style:paragraph-properties fo:text-align="center"/>
      <style:text-properties fo:font-size="32pt" style:font-size-asian="32pt" style:font-size-complex="32pt"/>
    </style:style>
    <style:style style:name="P5" style:family="paragraph">
      <loext:graphic-properties draw:fill="none" draw:fill-color="#ffffff"/>
      <style:text-properties fo:font-size="32pt" style:font-size-asian="32pt" style:font-size-complex="32pt"/>
    </style:style>
    <style:style style:name="P6" style:family="paragraph">
      <loext:graphic-properties draw:fill-color="#ffffff"/>
    </style:style>
    <style:style style:name="T1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draw:layer="layout" svg:width="2.556cm" svg:height="2.55cm" svg:x="16.308cm" svg:y="5.262cm">
          <text:p text:style-name="P1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556cm" svg:height="2.55cm" svg:x="18.808cm" svg:y="5.262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556cm" svg:height="2.55cm" svg:x="21.308cm" svg:y="5.262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56cm" svg:height="2.55cm" svg:x="16.308cm" svg:y="7.762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556cm" svg:height="2.55cm" svg:x="18.808cm" svg:y="7.762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556cm" svg:height="2.55cm" svg:x="21.308cm" svg:y="7.762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56cm" svg:height="2.55cm" svg:x="16.308cm" svg:y="10.262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56cm" svg:height="2.55cm" svg:x="18.808cm" svg:y="10.262cm">
          <text:p text:style-name="P1"><text:span text:style-name="T1">1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56cm" svg:height="2.55cm" svg:x="21.308cm" svg:y="10.262cm">
          <text:p text:style-name="P1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556cm" svg:height="2.55cm" svg:x="3.908cm" svg:y="5.262cm">
          <text:p text:style-name="P1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556cm" svg:height="2.55cm" svg:x="6.408cm" svg:y="5.262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556cm" svg:height="2.55cm" svg:x="8.908cm" svg:y="5.262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556cm" svg:height="2.55cm" svg:x="3.908cm" svg:y="7.762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556cm" svg:height="2.55cm" svg:x="6.408cm" svg:y="7.762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556cm" svg:height="2.55cm" svg:x="8.908cm" svg:y="7.762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556cm" svg:height="2.55cm" svg:x="3.908cm" svg:y="10.262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556cm" svg:height="2.55cm" svg:x="6.408cm" svg:y="10.262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556cm" svg:height="2.55cm" svg:x="8.908cm" svg:y="10.262cm">
          <text:p text:style-name="P1"><text:span text:style-name="T1">4</text:span></text:p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4.689cm" svg:height="1.517cm" svg:x="5.464cm" svg:y="2.794cm">
          <draw:text-box>
            <text:p><text:span text:style-name="T1">Works :)</text:span></text:p>
          </draw:text-box>
        </draw:frame>
        <draw:frame draw:style-name="gr5" draw:text-style-name="P5" draw:layer="layout" svg:width="8.262cm" svg:height="1.517cm" svg:x="16.065cm" svg:y="2.795cm">
          <draw:text-box>
            <text:p><text:span text:style-name="T1">Doesn’t Work :(</text:span></text:p>
          </draw:text-box>
        </draw:frame>
        <presentation:notes draw:style-name="dp2">
          <draw:page-thumbnail draw:style-name="gr6" draw:layer="layout" svg:width="18.624cm" svg:height="10.476cm" svg:x="1.482cm" svg:y="2.123cm" draw:page-number="1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08T20:47:37.072864556</meta:creation-date>
    <dc:date>2019-09-14T21:39:29.927306486</dc:date>
    <meta:editing-duration>PT3H25M4S</meta:editing-duration>
    <meta:editing-cycles>7</meta:editing-cycles>
    <meta:generator>LibreOffice/6.2.7.1$Linux_X86_64 LibreOffice_project/20$Build-1</meta:generator>
    <meta:document-statistic meta:object-count="43"/>
  </office:meta>
</office:document-meta>
</file>